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T9" style:family="text">
      <style:text-properties officeooo:rsid="00094f4b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03T15:47:28.830999713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47:28.846999928">0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3"><text:user-field-get style:data-style-name="N0" text:name="passagecommissionep_impressionconvocation">0</text:user-field-get></text:span><text:bookmark-start text:name="__DdeLink__762_1148179062"/>,votre dossier a été transmis à l’Equipe Pluridisciplinaire (EP) qui a examiné votre situation.<text:bookmark-end text:name="__DdeLink__762_1148179062"/></text:p>
        <text:p text:style-name="P4"/>
        <text:p text:style-name="P18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7">Votre dossier repassera en commission ultérieurement et vous recevrez une nouvelle convocation.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3">Pour le Président du Conseil <text:span text:style-name="T9">départemental</text:span></text:p>
        <text:p text:style-name="P13">et par délégation,</text:p>
        <text:p text:style-name="P13"/>
        <text:p text:style-name="P13"/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7:28.675000000</dc:date>
    <dc:creator>linda baitech</dc:creator>
    <meta:editing-duration>PT5H57M49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6" meta:word-count="111" meta:character-count="760" meta:non-whitespace-character-count="648"/>
  </office:meta>
</office:document-meta>
</file>